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8"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3"><text:span text:style-name="T1">Nietzsche. Live dangerously? Really? Survival is quite nice, wouldn't you say? "[redacted b'cuz copyright, </text:span>为善无近名为恶无近刑<text:span text:style-name="T1"> is the 文言文]" Seems sensible to me, man.</text:span></text:p>
      <text:p text:style-name="P4">_____. Why the five y's, _____? Why?</text:p>
      <text:p text:style-name="P4">______. I think I trust you. Can you help me with this?</text:p>
      <text:p text:style-name="P4">_____. I'm sorry I didn't meet you under different circumstances. I don't think it can work out.</text:p>
      <text:p text:style-name="P4">Buber. Am I doing it right?</text:p>
      <text:p text:style-name="P4">Zhuangzi. Please don't stop affecting me.</text:p>
      <text:p text:style-name="P4">_____. Let you be you and me me, and with some closer proximity surely it has a good chance of working out.</text:p>
      <text:p text:style-name="P4">Buber. How do I know when I've slipped from I-You to I-It without noticing and without meaning to?</text:p>
      <text:p text:style-name="P4">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4">Turtle. Dragon. Drag on turtle. The mud is home. It's cool and genuine and unpretentious. it's common, but so few people choose to live in it like you do. Pry</text:p>
      <text:p text:style-name="P4"/>
      <text:p text:style-name="P4">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4">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4"><text:tab/><text:tab/>"Hi, I'm wondering what you are selling here," the Chinese man replies. His accent is quite American but with a few occasional tells.</text:p>
      <text:p text:style-name="P4"><text:tab/><text:tab/>"Hey, look, there's a Chinaman!" calls out a man behind the woman.</text:p>
      <text:p text:style-name="P4"><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4"><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4"><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4"><text:tab/><text:tab/>A caring smile crept across her face, like the smile you give a three-year-old who's begun to cry after spilling his ice cream cone all over his shirt. "Please forgive our aunties and uncles, for they do not know what they do," she said in Chinese.</text:p>
      <text:p text:style-name="P4"><text:tab/><text:tab/>The Chinese man did not stay in America except for a few more months. He moved to Argentina soon afterward and never looked back.</text:p>
      <text:p text:style-name="P4"/>
      <text:p text:style-name="P4"/>
      <text:p text:style-name="P4">Universe. Please let me settle so things can once again become clear. Once again become clear.</text:p>
      <text:p text:style-name="P4">Pandit. Please see people as full and separate from yourself and unique. I fear the harm you may do.</text:p>
      <text:p text:style-name="P4">Will. <text:span text:style-name="T2">Read. Read for liberation. Read for freedom. Read for acceptance. Read for depth in yourself. Read, for you will find the world between the pages of a book if you read with just enough nonattachment.</text:span></text:p>
      <text:p text:style-name="P5">Loose. Do you calm me? Do you make things clearer? Do you help me or drive me deeper into obstruction? Do you push me to selflessness or chain me to solipscism? I don't know. I don't know. That's why I ask you.</text:p>
      <text:p text:style-name="P5">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5"><text:tab/><text:tab/><text:tab/><text:tab/>But I don't.</text:p>
      <text:p text:style-name="P5"><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6">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6">1980's steampunk USA w/ racism Haha</text:p>
      <text:p text:style-name="P6"><text:tab/>think fullmetal alchemist</text:p>
      <text:p text:style-name="P6"><text:tab/>Islam is dominant relgion, Eastern Orthodox christianity is mystical minor-religion</text:p>
      <text:p text:style-name="P6"><text:tab/>My story as exchange student, young professional in China but in sci-fi Islamo-futurist America.</text:p>
      <text:p text:style-name="P6"><text:tab/>Chuancius (like "Confucius")</text:p>
      <text:p text:style-name="P6"><text:tab/>Daoism and not Confucianism + Menciuism came to define Chinaman</text:p>
      <text:p text:style-name="P6"><text:tab/>Wakanda. Because I can</text:p>
      <text:p text:style-name="P6"><text:tab/></text:p>
      <text:p text:style-name="P6"><text:tab/>hm... mystory--&gt;mystery ...interesting</text:p>
      <text:p text:style-name="P6"/>
      <text:p text:style-name="P6">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6">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6">Sleepiness. You creep up again. Is it just from soothed anxiety from which you choose to spring from?</text:p>
      <text:p text:style-name="P6"/>
      <text:p text:style-name="P6"><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6">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7">Jen. I feel I was a bit nasty to you, and I think you didn't take it the wrong way, but I hope it didnt get under your skin.</text:p>
      <text:p text:style-name="P7">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7">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7">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7">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7">_____. Making mistakes and nevertheless falling in the right direction. Isn't that the dream? Knowing you makes me feel like the dream is possible.</text:p>
      <text:p text:style-name="P7">_____. Not setting times in the far future. It's because of sleep, isn't it? It must be because of sleep. How could it be because of anything else? How could it? Now if I have that right. If it's clear now, then actually maybe we can proceed a bit more efficiently.</text:p>
      <text:p text:style-name="P7">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7">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7">Andrew. Yes, greed may very well be manifesting in you more than before. Yes. But that too you must accept or become a slave to it. Remember--you become what you hate. Heaven does nothing and yet everything is accomplished.</text:p>
      <text:p text:style-name="P7"><text:soft-page-break/>Andrew. 当散木吧！无所可用<text:span text:style-name="T5">，故能若是之寿。是不材之木也。无所可用，故能若是寿。</text:span></text:p>
      <text:p text:style-name="P9"><text:span text:style-name="T5"><text:tab/></text:span>夫醉者之坠车，虽疾不死。骨 节与人同而犯害与人异，其神全也。乘亦不知也，坠亦不知也<text:span text:style-name="T5">。</text:span></text:p>
      <text:p text:style-name="P8">Zhuangzi. Do you really want me to be like the drunk man? To not know I'm riding the carriage and not know I'm falling off? Or do you just want me to act like the drunk man and pretend like I don't know I'm on or off the carriage?</text:p>
      <text:p text:style-name="P8">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8">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8">_____. Thank you for you second message that showed my message was received. I've sent you back another that I hope lets you know you've correctly interpreted my message. I'm sorry this is all so silly and convoluted.</text:p>
      <text:p text:style-name="P8">_____. I am trying to be like the drunk man. I think you are too. Hopefully everything will be accomplished. </text:p>
      <text:p text:style-name="P8">Universe. Do your will. I will aquiesce. I will go along with whatever you've decided already. All I can do is lobby for physical proximity. That's all. I will do what I would otherwise do and leave the rest up to you.</text:p>
      <text:p text:style-name="P8"/>
      <text:p text:style-name="P8"/>
      <text:p text:style-name="P8">My anxiety has been quite strong lately. Programming seems to aggrevate it. That's a problem.</text:p>
      <text:p text:style-name="P8">After an hour of meditation, my exhaustion becomes clear. <text:s/>clearly from anxiety.</text:p>
      <text:p text:style-name="P8">I've been neglecting several duties that would otherwise find themselves done. Am<text:span text:style-name="T6">z</text:span>n<text:span text:style-name="T6">, etc.</text:span></text:p>
      <text:p text:style-name="P10">Greed is a new problem of mine. Not sure how to combat it. </text:p>
      <text:p text:style-name="P10">I want Ariel. Is that greed? Isn't it? Is it okay? I mean, why not?</text:p>
      <text:p text:style-name="P10">I like programming a lot. How will I structure the checklist app. Oh. Should have list too.</text:p>
      <text:p text:style-name="P10">I could build it in Formnik or redux form or just straight react or straight react-redux. </text:p>
      <text:p text:style-name="P10">How would I add ads to it? Shouldn't be too difficult, right?</text:p>
      <text:p text:style-name="P10"/>
      <text:p text:style-name="P10">Dani. Clearly in many ways we're not so different. We both seem to suffer anxiety and war with sleep.</text:p>
      <text:p text:style-name="P10">______. The time may come soon when I ask you to help me with _____.</text:p>
      <text:p text:style-name="P10">Nat. We could hang out again, right?</text:p>
      <text:p text:style-name="P10">Lisa. I'm sorry for taking so long to contact you.</text:p>
      <text:p text:style-name="P10">Ariel. Likewise, I'm sorry for not contacting you.</text:p>
      <text:p text:style-name="P10">Zack. I may invite you to saturday</text:p>
      <text:p text:style-name="P10">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0">Ariel. An acquaintence invited me to a pool party at my building tomorrow afternoon. If you're free, would you mind coming too so I could have someone there I know? I can talk to?</text:p>
      <text:p text:style-name="P10">Ariel. I don't know why I want to try with you, and that's exactly why I think I should.</text:p>
      <text:p text:style-name="P10"><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0"/>
      <text:p text:style-name="P10">Let the boulder roll down once again. Yes! Let it roll once again. Hah ha! Let Heaven continue on its way, for there is no other</text:p>
      <text:p text:style-name="P10">Insecurity is thin and difficult to see through. For both the observer and the experience.</text:p>
      <text:p text:style-name="P10"/>
      <text:p text:style-name="P10">Ariel. I think you might like "The Perfect Human." I think I'll send it to you later.</text:p>
      <text:p text:style-name="P10">&gt; --Hey. A few people who I don't know well are hosting a pool party tomorrow afternoon at my apartment. If you're free, I'd love it if you could join so I know I'll have someone to talk to.</text:p>
      <text:p text:style-name="P10">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0"><text:tab/><text:tab/>I don't have plans for Songkran, and I'd love to spend some of it with you and whoever. What did you have in mind?</text:p>
      <text:p text:style-name="P10">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1">To make difficult, personal decisions, I sit and let the calm irrationality come, and I let it decide for me. Only it knows the way of Heaven, for I know I don't.</text:p>
      <text:p text:style-name="P11">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1">You can always find light in soft eyes as long as your eyes are soft in return, but in Shanghai, soft eyes are in short supply</text:p>
      <text:p text:style-name="P11">When you deliver words soft, kind, and true, you can help someone change their world. But make sure your left hand doesn't know about it.</text:p>
      <text:p text:style-name="P11">Cultivate softness so that one day you may become Nile, unstoppable and alive; let your body's boundary blurr, and no one will have power over you ever again. Every coastline is infinitely long, and so should you be too--a broken Enzon, a worthless tree.</text:p>
      <text:p text:style-name="P11">I want to save the world, but I'd definitely settle for one or two people.</text:p>
      <text:p text:style-name="P11"/>
      <text:p text:style-name="P11">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1"><text:tab/><text:tab/>Words are not bound to any particular meadow, much less one on which a parking lot's been put. Words travel the world and lack a home and a final destination, and I can love the words I love from anywhere on the blue dot.</text:p>
      <text:p text:style-name="P11"><text:tab/><text:tab/>When I live in China, Chinese people tell me to leave, so I did. There's no mud there anyway, so it shouldn't matter much to me. My love knows no borders, but my alienation does. Better to survive. Always better to survive in the mud.</text:p>
      <text:p text:style-name="P11">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1"><text:soft-page-break/>Why don't I learn that I become what I hate? </text:p>
      <text:p text:style-name="P11">My love for Zhuangzi well predated my time in China, and it has well outlived it. Anyone who draws a correlation between my love of Zhuangzi and my experience in China is sorely misled.</text:p>
      <text:p text:style-name="P11">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1">哇够滑水<text:span text:style-name="T8">！！！！！！！！！！！！！！！</text:span></text:p>
      <text:p text:style-name="P11"/>
      <text:p text:style-name="P12"/>
      <text:p text:style-name="P18">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2">There is no difference between being placed on a pedastal or under a shoe. The apple under the skin rots us from the inside either way. Better to leave in search of mud once again.</text:p>
      <text:p text:style-name="P12">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2">Even Nietzshe's gotta know by now that you become what you hate. Why don't you?</text:p>
      <text:p text:style-name="P12">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2">Your insecurities are too strong. I know what you want from me. And though I want to give it to you, your insecurity keeps us too far apart. Too far apart</text:p>
      <text:p text:style-name="P12"/>
      <text:p text:style-name="P13">Ariel. Why do I want you so much? I don't get it. I kinda want to dominate you in a way, and it's weird to allow myself to feel something like that. But I do want to help you feel something.</text:p>
      <text:p text:style-name="P13">Aay. I wonder why you show off status to me so often. I don't think I understand.</text:p>
      <text:p text:style-name="P13">Anxiety. We are on good terms now, no? I'd like to sleep, would that be cool. A bit of sleep? Sleep is good, no?</text:p>
      <text:p text:style-name="P13">Ariel. I'm sorry things aren't so clear with us. I'm sorry.</text:p>
      <text:p text:style-name="P13">Jen. Thank you for buying the boardgame and suggesting we play it. Sounds like fun.</text:p>
      <text:p text:style-name="P13">______. All I want is to see _____ on some regular basis. That's all I coudl want in the world.</text:p>
      <text:p text:style-name="P13">_____. You don't see me, and I don't see you. Perhaps that's our problem anyway.</text:p>
      <text:p text:style-name="P13">. Sadly, even with your whiteblack hair, you are too conventional for me. Sorry.</text:p>
      <text:p text:style-name="P13"/>
      <text:p text:style-name="P13"><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4">Dance, dance on the edge of security, but never grasp it. And you will find the path, waiting for you all along.</text:p>
      <text:p text:style-name="P14"/>
      <text:p text:style-name="P14">I don't know what I want anymore haha. Would be nice to have direction.</text:p>
      <text:p text:style-name="P14">Sleepy. Sleepy</text:p>
      <text:p text:style-name="P14">Party food. I could get some party food. I could Bean dip, tortilla chips,</text:p>
      <text:p text:style-name="P14">Still pretty tired. Hmm.</text:p>
      <text:p text:style-name="P14">I can't hear anything in a crowded roommateAnd on the pedastal these words apear:</text:p>
      <text:p text:style-name="P14">My Name is Oxymandias, King of Kings.</text:p>
      <text:p text:style-name="P14">Look on my works, ye mighty, and dispair!</text:p>
      <text:p text:style-name="P14">Nothing beside remains.</text:p>
      <text:p text:style-name="P14">Anytime I grasp after something, I regret it.</text:p>
      <text:p text:style-name="P14"><text:tab/>Don't grasp, and the Dao is below me.</text:p>
      <text:p text:style-name="P14">Cuddling. I do crave cuddling. I actually do.</text:p>
      <text:p text:style-name="P14">Cuddling for me is very much an infinite game</text:p>
      <text:p text:style-name="P14"/>
      <text:p text:style-name="P14"><text:soft-page-break/>______. I have no plan. None</text:p>
      <text:p text:style-name="P14">Ariel. What do I see in you? Why do I like you? I'm just not sure.</text:p>
      <text:p text:style-name="P14">_____. Fuck if I know how to do this.</text:p>
      <text:p text:style-name="P14">Ariel. You're pretty fucking amazing.</text:p>
      <text:p text:style-name="P14">Robert. I'm okay with this being an unpaid job for now, but I'm not okay with not having things to work on.</text:p>
      <text:p text:style-name="P14">Ariel. Thanks. If unfilfilled, it was a good ride; if fulfilled, well there's that.</text:p>
      <text:p text:style-name="P14">_____. Looks like you understand my meaning now. Wish I wasn't so opaque sorry.</text:p>
      <text:p text:style-name="P14">Carse. Infinite games. How didn't I get this? Re: Ariel, _____,, and Robert, it should be made into infinite games. I want to keep programming w/ Robert. I want to keep hanging out with _____. I want to</text:p>
      <text:p text:style-name="P14">Robert. I just wanna code. I like to code. I can't rationalize this if we're not moving forward.</text:p>
      <text:p text:style-name="P14"/>
      <text:p text:style-name="P14">The way of the world is blindness because if it weren't, we would have nothing to discover. Never known the joy of new light after long darkness.</text:p>
      <text:p text:style-name="P14">Why are you jealous and not happy for her success and luck?</text:p>
      <text:p text:style-name="P14">Survive first. The world can wait.</text:p>
      <text:p text:style-name="P14">Watch yourself for Learned Helplessness.</text:p>
      <text:p text:style-name="P14"><text:tab/>The story of Learned Helplessness is when some scientists took a dog and put him in a cage. Then they electrified the cage, and shocked the dog. The dog jumped out of the cage, as expected since the door was open.</text:p>
      <text:p text:style-name="P14"><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4"/>
      <text:p text:style-name="P14">庄子故事</text:p>
      <text:p text:style-name="P15">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5"><text:tab/><text:tab/>You more closer to him with gentle steps. Sitting crosslegged next to him, you watch the butterflies too. Aware and clear and calm for a time as he drifts in and out of this conventional world. </text:p>
      <text:p text:style-name="P15"><text:tab/><text:tab/>An hour elapsed between you and him. And you sense his aura of calm had become sincere. You say to the butterflies: "You understood their plights. Why did you not help them?"</text:p>
      <text:p text:style-name="P15"><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5"><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5"><text:tab/><text:tab/>"But you see me as a You. With calmness, sincerity, and common respect, you ask me a fair question and don't interrupt my answer. And so I will give you an orange with my own hand.</text:p>
      <text:p text:style-name="P15"><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6"><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16"><text:span text:style-name="T11"><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span></text:p>
      <text:p text:style-name="P16"><text:span text:style-name="T11"><text:tab/><text:tab/>"And lastly, know I find it difficult to keep my tail in the mud too. Meditation, radical acceptance, cutting the oxen, all are difficult too often for me as well. <text:s/>so please understand you are already enough."</text:span></text:p>
      <text:p text:style-name="P17"><text:tab/><text:tab/>Without transition, he rose, his bamboo fishing rod over his shoulder, and went toward the Hao River,</text:p>
      <text:p text:style-name="P16"><text:soft-page-break/><text:span text:style-name="T11"><text:tab/><text:tab/>You arose and the most jittery fool approached you and asked, "What did he say?" And you simply reply you didn't understand Chinese. It was something in Chinese. The fool told the whole town what you said, and you never spoke another word about it.</text:span></text:p>
      <text:p text:style-name="P16"><text:span text:style-name="T11"><text:tab/><text:tab/>And his last words rang in your ears, "I have no more fruit to give you. Thank you for making me feel full."</text:span></text:p>
      <text:p text:style-name="P16"><text:span text:style-name="T1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05T17:07:41.538118698</dc:date>
    <meta:editing-duration>PT8M46S</meta:editing-duration>
    <meta:editing-cycles>3</meta:editing-cycles>
    <meta:generator>LibreOffice/6.1.6.3$Linux_X86_64 LibreOffice_project/5896ab1714085361c45cf540f76f60673dd96a72</meta:generator>
    <meta:document-statistic meta:table-count="0" meta:image-count="0" meta:object-count="0" meta:page-count="11" meta:paragraph-count="158" meta:word-count="6657" meta:character-count="35137" meta:non-whitespace-character-count="28707"/>
  </office:meta>
</office:document-meta>
</file>